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7.0875in" table:align="margins"/>
    </style:style>
    <style:style style:name="Tableau1.A" style:family="table-column">
      <style:table-column-properties style:column-width="5.6958in" style:rel-column-width="52670*"/>
    </style:style>
    <style:style style:name="Tableau1.B" style:family="table-column">
      <style:table-column-properties style:column-width="1.3917in" style:rel-column-width="12865*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382in" fo:border="0.05pt solid #000000"/>
    </style:style>
    <style:style style:name="Tableau1.A2" style:family="table-cell">
      <style:table-cell-properties fo:padding-left="0.0403in" fo:padding-right="0.0403in" fo:padding-top="0.2403in" fo:padding-bottom="0.2403in" fo:border-left="0.05pt solid #000000" fo:border-right="none" fo:border-top="none" fo:border-bottom="0.05pt solid #000000"/>
    </style:style>
    <style:style style:name="Tableau1.B2" style:family="table-cell">
      <style:table-cell-properties fo:padding-left="0.0403in" fo:padding-right="0.0403in" fo:padding-top="0.2403in" fo:padding-bottom="0.2403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0.1654in"/>
      <style:text-properties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f0927" officeooo:paragraph-rsid="001f0927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officeooo:paragraph-rsid="0029e778"/>
    </style:style>
    <style:style style:name="P11" style:family="paragraph" style:parent-style-name="Table_20_Contents">
      <style:paragraph-properties fo:text-align="end" style:justify-single-word="false"/>
      <style:text-properties officeooo:rsid="0029e778" officeooo:paragraph-rsid="0029e778"/>
    </style:style>
    <style:style style:name="P12" style:family="paragraph" style:parent-style-name="Table_20_Contents">
      <style:text-properties fo:font-weight="bold" officeooo:rsid="0029e778" officeooo:paragraph-rsid="0029e77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927" style:font-weight-asian="bold" style:font-weight-complex="bold"/>
    </style:style>
    <style:style style:name="T3" style:family="text">
      <style:text-properties fo:font-weight="bold" officeooo:rsid="0029e778" style:font-weight-asian="bold" style:font-weight-complex="bold"/>
    </style:style>
    <style:style style:name="T4" style:family="text">
      <style:text-properties officeooo:rsid="001f0927"/>
    </style:style>
    <style:style style:name="T5" style:family="text">
      <style:text-properties officeooo:rsid="00204cc8"/>
    </style:style>
    <style:style style:name="T6" style:family="text">
      <style:text-properties officeooo:rsid="0023f640"/>
    </style:style>
    <style:style style:name="T7" style:family="text">
      <style:text-properties officeooo:rsid="00262dce"/>
    </style:style>
    <style:style style:name="T8" style:family="text">
      <style:text-properties officeooo:rsid="002b4972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uildroot <text:span text:style-name="T7">A</text:span>ssociation</text:p>
      <text:p text:style-name="Standard"/>
      <text:p text:style-name="Standard"><text:span text:style-name="T4">21</text:span> <text:span text:style-name="T4">allée de Bréhat</text:span></text:p>
      <text:p text:style-name="P7">31770 Colomiers</text:p>
      <text:p text:style-name="P7">France</text:p>
      <text:p text:style-name="P7"/>
      <text:p text:style-name="P7">Web : http://www.buildroot.org</text:p>
      <text:p text:style-name="P7">Contact : <text:span text:style-name="T8">buildroot-association@buildroot.org</text:span></text:p>
      <text:p text:style-name="Standard"/>
      <text:p text:style-name="Standard"/>
      <text:p text:style-name="Standard"/>
      <text:p text:style-name="Standard"><text:tab/><text:tab/><text:tab/><text:tab/><text:tab/><text:tab/><text:tab/><text:span text:style-name="T2">Nom</text:span></text:p>
      <text:p text:style-name="Standard"/>
      <text:p text:style-name="Standard"><text:tab/><text:tab/><text:tab/><text:tab/><text:tab/><text:tab/><text:tab/><text:span text:style-name="T4">Adresse 1</text:span></text:p>
      <text:p text:style-name="Standard"><text:tab/><text:tab/><text:tab/><text:tab/><text:tab/><text:tab/><text:tab/><text:span text:style-name="T4">Adresse 2</text:span></text:p>
      <text:p text:style-name="Standard"/>
      <text:p text:style-name="Standard"/>
      <text:p text:style-name="Standard"><text:span text:style-name="T4">Colomiers</text:span>, le <text:span text:style-name="T4">DATE</text:span></text:p>
      <text:p text:style-name="Standard"/>
      <text:p text:style-name="Standard"/>
      <text:p text:style-name="P1">Facture n° <text:span text:style-name="T4">YYYY-XYZ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Prestations</text:p>
          </table:table-cell>
          <table:table-cell table:style-name="Tableau1.B1" office:value-type="string">
            <text:p text:style-name="P8">Total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9"><text:span text:style-name="T2"><text:text-input text:description="">XYZ</text:text-input></text:span><text:span text:style-name="T1"><text:s/>€</text:span></text:p>
          </table:table-cell>
        </table:table-row>
        <table:table-row>
          <table:table-cell table:style-name="Tableau1.A2" office:value-type="string">
            <text:p text:style-name="P11">TVA 0 %</text:p>
          </table:table-cell>
          <table:table-cell table:style-name="Tableau1.B2" office:value-type="string">
            <text:p text:style-name="P10"><text:span text:style-name="T3">0 </text:span><text:span text:style-name="T1">€</text:span></text:p>
          </table:table-cell>
        </table:table-row>
        <table:table-row>
          <table:table-cell table:style-name="Tableau1.A2" office:value-type="string">
            <text:p text:style-name="P12">Total</text:p>
          </table:table-cell>
          <table:table-cell table:style-name="Tableau1.B2" office:value-type="string">
            <text:p text:style-name="P10"><text:span text:style-name="T2"><text:text-input text:description="">XYZ</text:text-input></text:span><text:span text:style-name="T1"><text:s/>€</text:span></text:p>
          </table:table-cell>
        </table:table-row>
      </table:table>
      <text:p text:style-name="Standard"/>
      <text:p text:style-name="Standard"/>
      <text:p text:style-name="P2"><text:tab/>Mode de paiement : <text:tab/><text:span text:style-name="T4">V</text:span>irement</text:p>
      <text:p text:style-name="P2"/>
      <text:p text:style-name="P2"><text:tab/>Banque : <text:tab/><text:tab/><text:span text:style-name="T5">La Banque Postale</text:span></text:p>
      <text:p text:style-name="P2"><text:tab/><text:tab/><text:tab/><text:tab/><text:span text:style-name="T5">Centre Financier</text:span></text:p>
      <text:p text:style-name="P2"><text:tab/><text:tab/><text:tab/><text:tab/><text:span text:style-name="T5">33900 Bordeaux Cedex 9</text:span></text:p>
      <text:p text:style-name="P2"><text:tab/><text:tab/><text:tab/><text:tab/><text:span text:style-name="T5">France</text:span></text:p>
      <text:p text:style-name="P2"/>
      <text:p text:style-name="P2"><text:tab/>Code banque : <text:tab/><text:span text:style-name="T5">20041</text:span><text:tab/><text:tab/><text:tab/>Code agence : <text:tab/><text:span text:style-name="T5">01016</text:span></text:p>
      <text:p text:style-name="P2"><text:tab/>Numéro de compte : <text:tab/><text:span text:style-name="T5">1509580P037</text:span><text:tab/><text:tab/>Clé RIB : <text:tab/><text:tab/><text:span text:style-name="T5">72</text:span></text:p>
      <text:p text:style-name="P2"/>
      <text:p text:style-name="P2"><text:tab/>IBAN : <text:tab/><text:tab/><text:tab/>FR<text:span text:style-name="T5">53</text:span> <text:span text:style-name="T5">2004 1010</text:span> <text:span text:style-name="T5">1615</text:span> <text:span text:style-name="T5">0958</text:span> <text:span text:style-name="T5">0P03</text:span> <text:span text:style-name="T5">772</text:span><text:tab/>BIC :<text:tab/><text:span text:style-name="T5">PSSTFRPPTOU</text:span></text:p>
      <text:p text:style-name="P2"/>
      <text:p text:style-name="Standard"/>
      <text:p text:style-name="P3"><text:span text:style-name="T5">Buildroot Association</text:span> est une association régie par la loi de 1901, déclarée le <text:span text:style-name="T6">14</text:span> <text:span text:style-name="T6">mars 2016</text:span> à la préfecture de la Haute-Garonne (31) sous le n ° W313024278.</text:p>
      <text:p text:style-name="P5"><draw:frame draw:style-name="fr1" draw:name="Cadre1" text:anchor-type="paragraph" svg:x="0.0008in" svg:y="0.1772in" svg:width="7.0799in" draw:z-index="0"><draw:text-box fo:min-height="0.3138in"><text:p text:style-name="P4">TVA non applicable, article 293 B du code général des impôts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title>Builroot Association bill template - fr</dc:title>
    <meta:creation-date>2012-09-29T02:53:16</meta:creation-date>
    <dc:date>2018-10-28T17:58:30.237229330</dc:date>
    <dc:language>fr-FR</dc:language>
    <meta:editing-cycles>15</meta:editing-cycles>
    <meta:editing-duration>PT43M39S</meta:editing-duration>
    <meta:document-statistic meta:table-count="1" meta:image-count="0" meta:object-count="0" meta:page-count="1" meta:paragraph-count="28" meta:word-count="127" meta:character-count="745" meta:non-whitespace-character-count="598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